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54.02mm" svg:height="167.47mm" svg:x="3.86mm" svg:y="0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08" calcext:value-type="float">
            <text:p>3,08</text:p>
          </table:table-cell>
          <table:table-cell table:style-name="ce8" table:formula="of:=RAND()*0.5+0.5" office:value-type="percentage" office:value="0.698064955940936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43" calcext:value-type="float">
            <text:p>2,43</text:p>
          </table:table-cell>
          <table:table-cell table:style-name="ce8" table:formula="of:=RAND()*0.5+0.5" office:value-type="percentage" office:value="0.8689092057175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89" calcext:value-type="float">
            <text:p>1,89</text:p>
          </table:table-cell>
          <table:table-cell table:style-name="ce8" table:formula="of:=RAND()*0.5+0.5" office:value-type="percentage" office:value="0.95739769510692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88" calcext:value-type="float">
            <text:p>1,88</text:p>
          </table:table-cell>
          <table:table-cell table:style-name="ce8" table:formula="of:=RAND()*0.5+0.5" office:value-type="percentage" office:value="0.675300043600146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67" calcext:value-type="float">
            <text:p>5,67</text:p>
          </table:table-cell>
          <table:table-cell table:style-name="ce8" table:formula="of:=RAND()*0.5+0.5" office:value-type="percentage" office:value="0.618466041923966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03" calcext:value-type="float">
            <text:p>5,03</text:p>
          </table:table-cell>
          <table:table-cell table:style-name="ce8" table:formula="of:=RAND()*0.5+0.5" office:value-type="percentage" office:value="0.547427776211407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95" calcext:value-type="float">
            <text:p>3,95</text:p>
          </table:table-cell>
          <table:table-cell table:style-name="ce8" table:formula="of:=RAND()*0.5+0.5" office:value-type="percentage" office:value="0.562110544240568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78" calcext:value-type="float">
            <text:p>5,78</text:p>
          </table:table-cell>
          <table:table-cell table:style-name="ce8" table:formula="of:=RAND()*0.5+0.5" office:value-type="percentage" office:value="0.675152900221292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71" calcext:value-type="float">
            <text:p>5,71</text:p>
          </table:table-cell>
          <table:table-cell table:style-name="ce8" table:formula="of:=RAND()*0.5+0.5" office:value-type="percentage" office:value="0.755612859909888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48" calcext:value-type="float">
            <text:p>3,48</text:p>
          </table:table-cell>
          <table:table-cell table:style-name="ce8" table:formula="of:=RAND()*0.5+0.5" office:value-type="percentage" office:value="0.856958829856012" calcext:value-type="percentage">
            <text:p>8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8:16.1954260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1:53.650365019</dc:date>
    <meta:generator>LibreOffice/5.4.2.2$Linux_X86_64 LibreOffice_project/40m0$Build-2</meta:generator>
    <meta:editing-duration>PT2H4M59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dc578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403cm" svg:height="16.748cm" xlink:href=".." xlink:type="simple" chart:class="chart:line" chart:style-name="ch1">
        <chart:title svg:x="15.924cm" svg:y="0.47cm" chart:style-name="ch2">
          <text:p>Wykres giełdowy</text:p>
        </chart:title>
        <chart:subtitle svg:x="16.599cm" svg:y="1.583cm" chart:style-name="ch3">
          <text:p>Za rok 2012</text:p>
        </chart:subtitle>
        <chart:legend chart:legend-position="end" svg:x="32.233cm" svg:y="8.075cm" style:legend-expansion="high" chart:style-name="ch4"/>
        <chart:plot-area chart:style-name="ch5" table:cell-range-address="'1. Giełda'.A1:'1. Giełda'.B22" chart:data-source-has-labels="both" svg:x="1.719cm" svg:y="2.6cm" svg:width="29.806cm" svg:height="12.833cm">
          <chartooo:coordinate-region svg:x="3.478cm" svg:y="2.799cm" svg:width="28.047cm" svg:height="10.691cm"/>
          <chart:axis chart:dimension="x" chart:name="primary-x" chart:style-name="ch6" chartooo:axis-type="auto">
            <chartooo:date-scale/>
            <chart:title svg:x="16.221cm" svg:y="15.767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451cm" svg:y="9.655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